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3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Original Estimation</text:p>
          </table:table-cell>
          <table:table-cell table:style-name="ce1" office:value-type="string" calcext:value-type="string">
            <text:p>Current Estimation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Remain</text:p>
          </table:table-cell>
          <table:table-cell table:style-name="ce1" office:value-type="string" calcext:value-type="string">
            <text:p>Responsibl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ost-Request annehmen und validiere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]-[.D2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ichern/Löschen der Termine auf der D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ieren der Termine auf der D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-[.D4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t-Server Refactoring des Cod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]-[.D5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-Request entgegennehmen (Server)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7]-[.D7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s PostReques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-[.D8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icherung des Us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]-[.D9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hlermeldung an Client schicken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C10]-[.D10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ular zum Erstell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r zum Edit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 zum Lösche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wahl eines Termin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r Formula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ular zum Registriere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18]-[.D18]" office:value-type="float" office:value="2" calcext:value-type="float">
            <text:p>2</text:p>
          </table:table-cell>
          <table:table-cell office:value-type="string" calcext:value-type="string">
            <text:p>Tarik Hois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 zum Registriere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9]-[.D19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s Formulare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20]-[.D20]" office:value-type="float" office:value="3" calcext:value-type="float">
            <text:p>3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.00.0000</text:date>, <text:time style:data-style-name="N2" text:time-value="14:05:15.8160286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23T14:05:31.234114309</dc:date>
    <meta:editing-duration>PT20M51S</meta:editing-duration>
    <meta:editing-cycles>6</meta:editing-cycles>
    <meta:generator>LibreOffice/6.2.3.2$Linux_X86_64 LibreOffice_project/20$Build-2</meta:generator>
    <meta:document-statistic meta:table-count="1" meta:cell-count="99" meta:object-count="0"/>
  </office:meta>
</office:document-meta>
</file>